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language-asian="zh" style:country-asian="CN"/>
    </style:style>
    <style:style style:name="P2" style:family="paragraph" style:parent-style-name="Standard">
      <style:text-properties style:language-asian="zh" style:country-asian="CN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it stash（stash以栈方式存储）</text:p>
      <text:p text:style-name="P1">1.git stash list：列出所有stash，最上面的为时间最近的stash</text:p>
      <text:p text:style-name="P1"/>
      <text:p text:style-name="P1">2.git stash：以默认名称保存stash</text:p>
      <text:p text:style-name="P1">2.git stash save "msg"：以msg保存stash</text:p>
      <text:p text:style-name="P1"/>
      <text:p text:style-name="P1">3.git stash apply：恢复最近的一个stash</text:p>
      <text:p text:style-name="P1">3.git stash apply 名称：恢复名称对应的stash(栈中stash不删除)</text:p>
      <text:p text:style-name="P1"/>
      <text:p text:style-name="P1">4.git stash pop：同3，同时删除栈中的stash</text:p>
      <text:p text:style-name="P1">4.git stash pop 名称：同3，同时删除栈中的stash</text:p>
      <text:p text:style-name="P1"/>
      <text:p text:style-name="P1">5.git stash drop：删除最近的一个stash</text:p>
      <text:p text:style-name="P1">5.git stash drop 名称：删除指定名称的stash</text:p>
      <text:p text:style-name="P1"/>
      <text:p text:style-name="P1">项目迁移：</text:p>
      <text:p text:style-name="P1">1. 在原有项目中执行 git remote set-url origin URL(其中URL为新项目的git路径)<text:line-break/>2. 直接git push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0M56S</meta:editing-duration>
    <meta:editing-cycles>7</meta:editing-cycles>
    <meta:generator>OpenOffice/4.1.3$Win32 OpenOffice.org_project/413m1$Build-9783</meta:generator>
    <dc:date>2017-05-16T10:15:19.92</dc:date>
    <meta:document-statistic meta:table-count="0" meta:image-count="0" meta:object-count="0" meta:page-count="1" meta:paragraph-count="12" meta:word-count="180" meta:character-count="400"/>
    <dc:creator>jin cao</dc:creator>
    <meta:user-defined meta:name="Info 1"/>
    <meta:user-defined meta:name="Info 2"/>
    <meta:user-defined meta:name="Info 3"/>
    <meta:user-defined meta:name="Info 4"/>
  </office:meta>
</office:document-meta>
</file>